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4311in"/>
    </style:style>
    <style:style style:name="co25" style:family="table-column">
      <style:table-column-properties fo:break-before="auto" style:column-width="8.331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7, 2009, 09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>
            <text:p>DataDeclaration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2">
          <table:table-cell office:value-type="string">
            <text:p>DataType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>
            <text:p>StandardLibraryGraphTests</text:p>
          </table:table-cell>
          <table:table-cell table:style-name="ce6"/>
          <table:table-cell office:value-type="string">
            <text:p>reachR does not work correctly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>
            <text:p>StandardLibraryListTests</text:p>
          </table:table-cell>
          <table:table-cell table:style-name="ce5"/>
          <table:table-cell table:style-name="ce12"/>
          <table:table-cell/>
        </table:table-row>
        <table:table-row table:style-name="ro2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>
            <text:p>StandardLibrarySet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office:value-type="string">
            <text:p>Formal of type tree does not accept a data value</text:p>
          </table:table-cell>
          <table:table-cell/>
        </table:table-row>
        <table:table-row table:style-name="ro2">
          <table:table-cell office:value-type="string">
            <text:p>State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6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table:table-column table:style-name="co5" table:default-cell-style-name="ce28"/>
        <table:table-column table:style-name="co5" table:default-cell-style-name="ce30"/>
        <table:table-column table:style-name="co12" table:default-cell-style-name="ce28"/>
        <table:table-column table:style-name="co26" table:default-cell-style-name="ce31"/>
        <table:table-column table:style-name="co27" table:default-cell-style-name="ce28"/>
        <table:table-column table:style-name="co28" table:default-cell-style-name="ce31"/>
        <table:table-column table:style-name="co29" table:default-cell-style-name="ce33"/>
        <table:table-column table:style-name="co30" table:default-cell-style-name="ce31"/>
        <table:table-column table:style-name="co31" table:default-cell-style-name="ce33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34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1" table:number-columns-repeated="3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9">01/09/2009</text:date>, <text:time>14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1-22T21:56:44</meta:creation-date>
    <dc:creator>Jurgen Vinju</dc:creator>
    <dc:date>2009-01-09T14:32:23</dc:date>
    <meta:editing-cycles>113</meta:editing-cycles>
    <meta:editing-duration>P9DT11H13M42S</meta:editing-duration>
    <meta:user-defined meta:name="Info 1"/>
    <meta:user-defined meta:name="Info 2"/>
    <meta:user-defined meta:name="Info 3"/>
    <meta:user-defined meta:name="Info 4"/>
    <meta:document-statistic meta:table-count="9" meta:cell-count="1208"/>
  </office:meta>
</office:document-meta>
</file>